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paragraph-properties fo:margin-top="0cm" fo:margin-bottom="0.499cm" style:contextual-spacing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Text_20_body">
      <style:text-properties officeooo:paragraph-rsid="001d5bc6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text-properties officeooo:paragraph-rsid="001e22d3"/>
    </style:style>
    <style:style style:name="P9" style:family="paragraph" style:parent-style-name="Text_20_body">
      <style:text-properties fo:font-variant="normal" fo:text-transform="none" fo:color="#222222" loext:opacity="100%" style:font-name="Liberation Serif" fo:font-size="12pt" fo:letter-spacing="normal" fo:font-style="normal" fo:font-weight="normal" officeooo:paragraph-rsid="001e22d3" style:font-size-asian="12pt" style:font-size-complex="12pt"/>
    </style:style>
    <style:style style:name="P10" style:family="paragraph" style:parent-style-name="Text_20_body">
      <style:text-properties officeooo:paragraph-rsid="001e22d3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cca4c"/>
    </style:style>
    <style:style style:name="T2" style:family="text">
      <style:text-properties fo:font-style="normal" officeooo:rsid="001cca4c" style:font-style-asian="normal" style:font-style-complex="normal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 encoding="UTF-8"?&gt;</text:p>
      <text:p text:style-name="Preformatted_20_Text">&lt;tutoriales&gt;</text:p>
      <text:p text:style-name="Preformatted_20_Text"><text:s text:c="8"/>&lt;tutorial anio="2007"&gt;</text:p>
      <text:p text:style-name="Preformatted_20_Text"><text:s text:c="16"/>&lt;titulo&gt;XMLBeans, una forma de mapear un XML en objetos Java&lt;/titulo&gt;</text:p>
      <text:p text:style-name="Preformatted_20_Text"><text:s text:c="16"/>&lt;autor&gt;</text:p>
      <text:p text:style-name="Preformatted_20_Text"><text:s text:c="24"/>&lt;nombre&gt;Alejandro&lt;/nombre&gt;</text:p>
      <text:p text:style-name="Preformatted_20_Text"><text:s text:c="24"/>&lt;apellidos&gt;Pérez García&lt;/apellidos&gt;</text:p>
      <text:p text:style-name="Preformatted_20_Text"><text:s text:c="16"/>&lt;/autor&gt;</text:p>
      <text:p text:style-name="Preformatted_20_Text"><text:s text:c="16"/>&lt;categoria&gt;XML&lt;/categoria&gt;</text:p>
      <text:p text:style-name="Preformatted_20_Text"><text:s text:c="16"/>&lt;visitas&gt;25827&lt;/visitas&gt;</text:p>
      <text:p text:style-name="Preformatted_20_Text"><text:s text:c="8"/>&lt;/tutorial&gt;</text:p>
      <text:p text:style-name="Preformatted_20_Text"><text:s text:c="8"/>&lt;tutorial anio="2013"&gt;</text:p>
      <text:p text:style-name="Preformatted_20_Text"><text:s text:c="16"/>&lt;titulo&gt;Spring Security: haciendo uso de un servidor LDAP embebido&lt;/titulo&gt;</text:p>
      <text:p text:style-name="Preformatted_20_Text"><text:s text:c="16"/>&lt;autor&gt;</text:p>
      <text:p text:style-name="Preformatted_20_Text"><text:s text:c="24"/>&lt;nombre&gt;José Manuel&lt;/nombre&gt;</text:p>
      <text:p text:style-name="Preformatted_20_Text"><text:s text:c="24"/>&lt;apellidos&gt;Sánchez Suárez&lt;/apellidos&gt;</text:p>
      <text:p text:style-name="Preformatted_20_Text"><text:s text:c="16"/>&lt;/autor&gt;</text:p>
      <text:p text:style-name="Preformatted_20_Text"><text:s text:c="16"/>&lt;categoria&gt;Spring&lt;/categoria&gt;</text:p>
      <text:p text:style-name="Preformatted_20_Text"><text:s text:c="16"/>&lt;visitas&gt;1996&lt;/visitas&gt;</text:p>
      <text:p text:style-name="Preformatted_20_Text"><text:s text:c="8"/>&lt;/tutorial&gt;</text:p>
      <text:p text:style-name="Preformatted_20_Text"><text:s text:c="8"/>&lt;tutorial anio="2011"&gt;</text:p>
      <text:p text:style-name="Preformatted_20_Text"><text:s text:c="16"/>&lt;titulo&gt;Mybatis con Maven y Spring&lt;/titulo&gt;</text:p>
      <text:p text:style-name="Preformatted_20_Text"><text:s text:c="16"/>&lt;autor&gt;</text:p>
      <text:p text:style-name="Preformatted_20_Text"><text:s text:c="24"/>&lt;nombre&gt;Rubén&lt;/nombre&gt;</text:p>
      <text:p text:style-name="Preformatted_20_Text"><text:s text:c="24"/>&lt;apellidos&gt;Aguilera Díaz-Heredero&lt;/apellidos&gt;</text:p>
      <text:p text:style-name="Preformatted_20_Text"><text:s text:c="16"/>&lt;/autor&gt;</text:p>
      <text:p text:style-name="Preformatted_20_Text"><text:s text:c="16"/>&lt;categoria&gt;Mybatis&lt;/categoria&gt;</text:p>
      <text:p text:style-name="Preformatted_20_Text"><text:s text:c="16"/>&lt;visitas&gt;6998&lt;/visitas&gt;</text:p>
      <text:p text:style-name="Preformatted_20_Text"><text:s text:c="8"/>&lt;/tutorial&gt;</text:p>
      <text:p text:style-name="Preformatted_20_Text"><text:s text:c="8"/>&lt;tutorial anio="2011"&gt;</text:p>
      <text:p text:style-name="Preformatted_20_Text"><text:s text:c="16"/>&lt;titulo&gt;Trabajar con XML sabiendo lo mínimo&lt;/titulo&gt;</text:p>
      <text:p text:style-name="Preformatted_20_Text"><text:s text:c="16"/>&lt;autor&gt;</text:p>
      <text:p text:style-name="Preformatted_20_Text"><text:s text:c="24"/>&lt;nombre&gt;Roberto&lt;/nombre&gt;</text:p>
      <text:p text:style-name="Preformatted_20_Text"><text:s text:c="24"/>&lt;apellidos&gt;Canales Mora&lt;/apellidos&gt;</text:p>
      <text:p text:style-name="Preformatted_20_Text"><text:s text:c="16"/>&lt;/autor&gt;</text:p>
      <text:p text:style-name="Preformatted_20_Text"><text:s text:c="16"/>&lt;categoria&gt;XML&lt;/categoria&gt;</text:p>
      <text:p text:style-name="Preformatted_20_Text"><text:s text:c="16"/>&lt;visitas&gt;34842&lt;/visitas&gt;</text:p>
      <text:p text:style-name="Preformatted_20_Text"><text:s text:c="8"/>&lt;/tutorial&gt;</text:p>
      <text:p text:style-name="Preformatted_20_Text"><text:s text:c="8"/>&lt;tutorial anio="2013"&gt;</text:p>
      <text:p text:style-name="Preformatted_20_Text"><text:s text:c="16"/>&lt;titulo&gt;Introducción a Spring Batch&lt;/titulo&gt;</text:p>
      <text:p text:style-name="Preformatted_20_Text"><text:s text:c="16"/>&lt;autor&gt;</text:p>
      <text:p text:style-name="Preformatted_20_Text"><text:s text:c="24"/>&lt;nombre&gt;Miguel&lt;/nombre&gt;</text:p>
      <text:p text:style-name="Preformatted_20_Text"><text:s text:c="24"/>&lt;apellidos&gt;Arlandy Rodríguez&lt;/apellidos&gt;</text:p>
      <text:p text:style-name="Preformatted_20_Text"><text:s text:c="16"/>&lt;/autor&gt;</text:p>
      <text:p text:style-name="Preformatted_20_Text"><text:s text:c="16"/>&lt;categoria&gt;Spring&lt;/categoria&gt;</text:p>
      <text:p text:style-name="Preformatted_20_Text"><text:s text:c="16"/>&lt;visitas&gt;1273&lt;/visitas&gt;</text:p>
      <text:p text:style-name="Preformatted_20_Text"><text:s text:c="8"/>&lt;/tutorial&gt;</text:p>
      <text:p text:style-name="P1">&lt;/tutoriales&gt;</text:p>
      <text:p text:style-name="Standard"/>
      <text:p text:style-name="Text_20_body"> Devolver <text:span text:style-name="T1">l</text:span>os nodos tutorial</text:p>
      <text:p text:style-name="Text_20_body">a) Con ruta relativa</text:p>
      <text:p text:style-name="Text_20_body">//<text:span text:style-name="T1">tutorial</text:span></text:p>
      <text:p text:style-name="Text_20_body">b) Con ruta absoluta</text:p>
      <text:p text:style-name="P6"><text:span text:style-name="T2">/tutoriales</text:span><text:span text:style-name="T1">/</text:span><text:span text:style-name="T2">tutorial</text:span></text:p>
      <text:p text:style-name="Text_20_body">Resultado agardado:</text:p>
      <text:p text:style-name="Text_20_body"><text:soft-page-break/>Contraer</text:p>
      <text:p text:style-name="P4">&lt;tutorial anio="2007"&gt;</text:p>
      <text:p text:style-name="P4"><text:s text:c="2"/>&lt;titulo&gt;XMLBeans, una forma de mapear un XML en objetos Java&lt;/titulo&gt;</text:p>
      <text:p text:style-name="P4"><text:s text:c="2"/>&lt;autor&gt;</text:p>
      <text:p text:style-name="P4"><text:s text:c="4"/>&lt;nombre&gt;Alejandro&lt;/nombre&gt;</text:p>
      <text:p text:style-name="P4"><text:s text:c="4"/>&lt;apellidos&gt;Pérez García&lt;/apellidos&gt;</text:p>
      <text:p text:style-name="P4"><text:s text:c="2"/>&lt;/autor&gt;</text:p>
      <text:p text:style-name="P4"><text:s text:c="2"/>&lt;categoria&gt;XML&lt;/categoria&gt;</text:p>
      <text:p text:style-name="P4"><text:s text:c="2"/>&lt;visitas&gt;25827&lt;/visitas&gt;</text:p>
      <text:p text:style-name="P4">&lt;/tutorial&gt;</text:p>
      <text:p text:style-name="P4"/>
      <text:p text:style-name="P4">...</text:p>
      <text:p text:style-name="P4"/>
      <text:p text:style-name="P4">&lt;tutorial anio="2013"&gt;</text:p>
      <text:p text:style-name="P4"><text:s text:c="2"/>&lt;titulo&gt;Introducción a Spring Batch&lt;/titulo&gt;</text:p>
      <text:p text:style-name="P4"><text:s text:c="2"/>&lt;autor&gt;</text:p>
      <text:p text:style-name="P4"><text:s text:c="4"/>&lt;nombre&gt;Miguel&lt;/nombre&gt;</text:p>
      <text:p text:style-name="P4"><text:s text:c="4"/>&lt;apellidos&gt;Arlandy Rodríguez&lt;/apellidos&gt;</text:p>
      <text:p text:style-name="P4"><text:s text:c="2"/>&lt;/autor&gt;</text:p>
      <text:p text:style-name="P4"><text:s text:c="2"/>&lt;categoria&gt;Spring&lt;/categoria&gt;</text:p>
      <text:p text:style-name="P4"><text:s text:c="2"/>&lt;visitas&gt;1273&lt;/visitas&gt;</text:p>
      <text:p text:style-name="P2">&lt;/tutorial&gt;</text:p>
      <text:p text:style-name="P2"/>
      <text:p text:style-name="P3">Devolver todas as categorías</text:p>
      <text:p text:style-name="Text_20_body">a) Con ruta relativa</text:p>
      <text:p text:style-name="Text_20_body">//categoria</text:p>
      <text:p text:style-name="Text_20_body">b) Con ruta absoluta</text:p>
      <text:p text:style-name="P5">/tutoriales/tutorial/categoria</text:p>
      <text:p text:style-name="P5"/>
      <text:p text:style-name="P5">3. Devolve o número total de titoriais existentes:</text:p>
      <text:p text:style-name="Text_20_body"><text:line-break/>count(/tutoriales/tutorial)</text:p>
      <text:p text:style-name="Text_20_body"/>
      <text:p text:style-name="P7"><text:span text:style-name="T3">4. Devolver os anos de publicación de todos os titoriais</text:span> </text:p>
      <text:p text:style-name="Text_20_body">//tutorial/@anio</text:p>
      <text:p text:style-name="P8"/>
      <text:p text:style-name="P9">5. Devolve os nomes dos autores que o seu nome ten menos de 9 letras</text:p>
      <text:p text:style-name="P8">//autor[string-length(nombre)&lt;9]/nombre</text:p>
      <text:p text:style-name="P8"/>
      <text:p text:style-name="P8">6. Devolve os nodos titorial de aqueles posteriores o ano 2012</text:p>
      <text:p text:style-name="P8">//tutorial[@anio &gt; 2012]</text:p>
      <text:p text:style-name="P8"/>
      <text:p text:style-name="P8"><text:soft-page-break/></text:p>
      <text:p text:style-name="P8">7. Devolve os titoriais da categoría Spring</text:p>
      <text:p text:style-name="P8">//tutorial[categoria="Spring"]/titulo</text:p>
      <text:p text:style-name="P8"/>
      <text:p text:style-name="P8">8. Devolve os titoriais da categoría XML escritos no ano 2011</text:p>
      <text:p text:style-name="P8">/tutoriales/tutorial[categoria='XML' and @anio='2011']</text:p>
      <text:p text:style-name="P8"/>
      <text:p text:style-name="P8">9. Devolve o titorial que se atopa na posición 2 da lista de tutoriais.</text:p>
      <text:p text:style-name="P8">/tutoriales/tutorial[2]</text:p>
      <text:p text:style-name="P8"/>
      <text:p text:style-name="P8">10. Devolve o titorial que se atopa na penúltima posición da lista de tutoriais.</text:p>
      <text:p text:style-name="P8">/tutoriales/tutorial[last()-1]</text:p>
      <text:p text:style-name="P8"/>
      <text:p text:style-name="P8"/>
      <text:p text:style-name="P8">11. Devolve os titoriais que conteñan a palabra Spring no seu títullo</text:p>
      <text:p text:style-name="P8">//tutorial[contains(titulo, 'Spring')]</text:p>
      <text:p text:style-name="P8"/>
      <text:p text:style-name="P8">12. Devolve a información do titorial onde o nome do autor sexa Alejandro.</text:p>
      <text:p text:style-name="P8">/tutoriales/tutorial[autor/nombre='Alejandro']</text:p>
      <text:p text:style-name="P1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3:38:57.331000000</meta:creation-date>
    <dc:date>2023-02-07T12:37:37.588000000</dc:date>
    <meta:editing-duration>PT24M15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3" meta:paragraph-count="100" meta:word-count="286" meta:character-count="3557" meta:non-whitespace-character-count="2610"/>
  </office:meta>
</office:document-meta>
</file>